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5"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458c0c" style:font-size-asian="14pt" style:font-size-complex="14pt"/>
    </style:style>
    <style:style style:name="P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58c0c" style:font-size-asian="14pt" style:font-size-complex="14pt"/>
    </style:style>
    <style:style style:name="P7"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998de" style:font-size-asian="14pt" style:font-size-complex="14pt"/>
    </style:style>
    <style:style style:name="P8" style:family="paragraph" style:parent-style-name="Text_20_body">
      <loext:graphic-properties draw:fill-hatch-name="hatch"/>
      <style:paragraph-properties fo:margin-top="0.101cm" fo:margin-bottom="0.101cm" style:contextual-spacing="false" fo:line-height="200%" fo:break-before="page"/>
      <style:text-properties fo:font-size="14pt" officeooo:paragraph-rsid="004c3485"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4998de" style:font-size-asian="14pt" style:font-size-complex="14pt"/>
    </style:style>
    <style:style style:name="P11"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2" style:family="paragraph" style:parent-style-name="Text_20_body">
      <loext:graphic-properties draw:fill-hatch-name="hatch"/>
      <style:paragraph-properties fo:margin-top="0.101cm" fo:margin-bottom="0.499cm" style:contextual-spacing="false" fo:line-height="115%"/>
      <style:text-properties fo:font-size="14pt" officeooo:rsid="004746d7" officeooo:paragraph-rsid="0052056d" style:font-size-asian="14pt" style:font-size-complex="14pt"/>
    </style:style>
    <style:style style:name="P13" style:family="paragraph" style:parent-style-name="Text_20_body">
      <loext:graphic-properties draw:fill-hatch-name="hatch"/>
      <style:paragraph-properties fo:margin-top="0.101cm" fo:margin-bottom="0.499cm" style:contextual-spacing="false" fo:line-height="100%"/>
      <style:text-properties officeooo:paragraph-rsid="001c3ee7"/>
    </style:style>
    <style:style style:name="P14" style:family="paragraph" style:parent-style-name="Text_20_body" style:master-page-name="">
      <loext:graphic-properties draw:fill="none" draw:fill-gradient-name="gradient" draw:fill-hatch-name="hatch"/>
      <style:paragraph-properties fo:margin-left="2cm" fo:margin-right="0cm" fo:margin-top="0cm" fo:margin-bottom="0.75cm" style:contextual-spacing="false" fo:line-height="200%" fo:text-indent="-2cm" style:auto-text-indent="false" style:page-number="auto" fo:background-color="transparent"/>
      <style:text-properties officeooo:paragraph-rsid="002e001c"/>
    </style:style>
    <style:style style:name="P15" style:family="paragraph" style:parent-style-name="Text_20_body">
      <loext:graphic-properties draw:fill-hatch-name="hatch"/>
      <style:paragraph-properties fo:margin-top="0.101cm" fo:margin-bottom="0.499cm" style:contextual-spacing="false" fo:line-height="115%"/>
      <style:text-properties officeooo:paragraph-rsid="004bb859"/>
    </style:style>
    <style:style style:name="P16"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500fb2" style:font-size-asian="14pt" style:font-size-complex="14pt"/>
    </style:style>
    <style:style style:name="P17" style:family="paragraph" style:parent-style-name="Text_20_body">
      <loext:graphic-properties draw:fill-hatch-name="hatch"/>
      <style:paragraph-properties fo:margin-top="0cm" fo:margin-bottom="0.25cm" style:contextual-spacing="false" fo:line-height="100%"/>
      <style:text-properties fo:font-size="14pt" officeooo:rsid="0028d6ad" officeooo:paragraph-rsid="00500fb2" style:font-size-asian="14pt" style:font-size-complex="14pt"/>
    </style:style>
    <style:style style:name="P18" style:family="paragraph" style:parent-style-name="Text_20_body">
      <loext:graphic-properties draw:fill-hatch-name="hatch"/>
      <style:paragraph-properties fo:margin-top="0.101cm" fo:margin-bottom="0.499cm" style:contextual-spacing="false" fo:line-height="115%"/>
      <style:text-properties fo:font-size="14pt" officeooo:rsid="00592a97" officeooo:paragraph-rsid="00592a97" style:font-size-asian="14pt" style:font-size-complex="14pt"/>
    </style:style>
    <style:style style:name="P19"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4998de" style:font-size-asian="14pt" style:font-style-asian="italic" style:font-weight-asian="bold" style:font-size-complex="14pt" style:font-style-complex="italic" style:font-weight-complex="bold"/>
    </style:style>
    <style:style style:name="P20"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4998de" style:font-size-asian="14pt" style:font-style-asian="italic" style:font-weight-asian="bold" style:font-size-complex="14pt" style:font-style-complex="italic" style:font-weight-complex="bold"/>
    </style:style>
    <style:style style:name="P21" style:family="paragraph" style:parent-style-name="Text_20_body">
      <loext:graphic-properties draw:fill-hatch-name="hatch"/>
      <style:paragraph-properties fo:margin-top="0cm" fo:margin-bottom="0.25cm" style:contextual-spacing="false" fo:line-height="115%"/>
      <style:text-properties officeooo:paragraph-rsid="004bb859"/>
    </style:style>
    <style:style style:name="P22" style:family="paragraph" style:parent-style-name="Text_20_body">
      <loext:graphic-properties draw:fill-hatch-name="hatch"/>
      <style:paragraph-properties fo:margin-top="0cm" fo:margin-bottom="0.25cm" style:contextual-spacing="false" fo:line-height="115%" fo:break-before="page"/>
      <style:text-properties officeooo:paragraph-rsid="004bb859"/>
    </style:style>
    <style:style style:name="P23" style:family="paragraph" style:parent-style-name="Text_20_body" style:list-style-name="L2"/>
    <style:style style:name="P24" style:family="paragraph" style:parent-style-name="Text_20_body" style:list-style-name="L3"/>
    <style:style style:name="T1" style:family="text">
      <style:text-properties officeooo:rsid="005482aa"/>
    </style:style>
    <style:style style:name="T2" style:family="text">
      <style:text-properties officeooo:rsid="00484cd1"/>
    </style:style>
    <style:style style:name="T3" style:family="text">
      <style:text-properties officeooo:rsid="001c3ee7"/>
    </style:style>
    <style:style style:name="T4" style:family="text">
      <style:text-properties officeooo:rsid="0025b437"/>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5b437" style:font-weight-asian="bold" style:font-weight-complex="bold"/>
    </style:style>
    <style:style style:name="T8" style:family="text">
      <style:text-properties fo:font-weight="bold" officeooo:rsid="002fe488" style:font-weight-asian="bold" style:font-weight-complex="bold"/>
    </style:style>
    <style:style style:name="T9" style:family="text">
      <style:text-properties officeooo:rsid="002c8a67"/>
    </style:style>
    <style:style style:name="T10" style:family="text">
      <style:text-properties fo:font-size="14pt" style:font-size-asian="14pt" style:font-size-complex="14pt"/>
    </style:style>
    <style:style style:name="T11" style:family="text">
      <style:text-properties fo:font-size="14pt" officeooo:rsid="0042820b" style:font-size-asian="14pt" style:font-size-complex="14pt"/>
    </style:style>
    <style:style style:name="T12" style:family="text">
      <style:text-properties fo:font-size="14pt" officeooo:rsid="00500fb2"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officeooo:rsid="0032b6a9"/>
    </style:style>
    <style:style style:name="T15" style:family="text">
      <style:text-properties officeooo:rsid="0035852a"/>
    </style:style>
    <style:style style:name="T16" style:family="text">
      <style:text-properties fo:font-weight="normal" style:font-weight-asian="normal" style:font-weight-complex="normal"/>
    </style:style>
    <style:style style:name="T17" style:family="text">
      <style:text-properties fo:font-weight="normal" officeooo:rsid="003dea23" style:font-weight-asian="normal" style:font-weight-complex="normal"/>
    </style:style>
    <style:style style:name="T18" style:family="text">
      <style:text-properties officeooo:rsid="003ad9c3"/>
    </style:style>
    <style:style style:name="T19" style:family="text">
      <style:text-properties officeooo:rsid="002862eb"/>
    </style:style>
    <style:style style:name="T20" style:family="text">
      <style:text-properties officeooo:rsid="004746d7"/>
    </style:style>
    <style:style style:name="T21" style:family="text">
      <style:text-properties officeooo:rsid="0047800a"/>
    </style:style>
    <style:style style:name="T22" style:family="text">
      <style:text-properties officeooo:rsid="0049bc12"/>
    </style:style>
    <style:style style:name="T23" style:family="text">
      <style:text-properties officeooo:rsid="00500fb2"/>
    </style:style>
    <style:style style:name="T24" style:family="text">
      <style:text-properties officeooo:rsid="0052056d"/>
    </style:style>
    <style:style style:name="T25" style:family="text">
      <style:text-properties officeooo:rsid="0058c3ed"/>
    </style:style>
    <style:style style:name="T26" style:family="text">
      <style:text-properties officeooo:rsid="0058c58d"/>
    </style:style>
    <style:style style:name="T27" style:family="text">
      <style:text-properties officeooo:rsid="00592a9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all to Worship (Isaiah 12) / Opening prayer (John A)</text:p>
      <text:p text:style-name="Text_20_body">Praise: <text:span text:style-name="Emphasis">King of Kings</text:span></text:p>
      <text:p text:style-name="Text_20_body">Bible Reading: Ephesians 1:1-14 (Pam W)</text:p>
      <text:p text:style-name="Text_20_body">Sunday School - Only Video (Mook L)</text:p>
      <text:p text:style-name="Text_20_body">Praise: <text:span text:style-name="Emphasis">The Church’s One Foundation</text:span></text:p>
      <text:p text:style-name="Text_20_body">Announcements (John A)</text:p>
      <text:list text:style-name="L2">
        <text:list-item>
          <text:p text:style-name="P23">Evening Prayer Service 5pm</text:p>
        </text:list-item>
        <text:list-item>
          <text:p text:style-name="P23">Mook Leave</text:p>
        </text:list-item>
        <text:list-item>
          <text:p text:style-name="P23">Carols (Mook)</text:p>
        </text:list-item>
        <text:list-item>
          <text:p text:style-name="P23">AGM audit report is available for any who want it in print</text:p>
        </text:list-item>
        <text:list-item>
          <text:p text:style-name="P23">Hope Explored final session today</text:p>
        </text:list-item>
      </text:list>
      <text:p text:style-name="Text_20_body">Prayer for the church and the world  (John A)</text:p>
      <text:p text:style-name="Text_20_body">Bible reading: 2 Kings 25 (Tim A)</text:p>
      <text:p text:style-name="Text_20_body">Praise: <text:span text:style-name="Emphasis">Yet Not I</text:span></text:p>
      <text:p text:style-name="Text_20_body">Sermon: “GLORY GONE, BUT NOT COMPLETELY DONE” (Mook L)</text:p>
      <text:p text:style-name="Text_20_body">Praise: <text:span text:style-name="Emphasis">I Will Glory In My Redeemer</text:span></text:p>
      <text:p text:style-name="Text_20_body">Benediction (Mook L)</text:p>
      <text:p text:style-name="Text_20_body"/>
      <text:p text:style-name="Text_20_body"/>
      <text:p text:style-name="Text_20_body"><text:span text:style-name="Strong_20_Emphasis">Sermon Outline</text:span></text:p>
      <text:p text:style-name="Text_20_body">“GLORY GONE, BUT NOT COMPLETELY DONE”   (1 Kings 25)</text:p>
      <text:p text:style-name="Text_20_body">Introduction</text:p>
      <text:list text:style-name="L3">
        <text:list-item>
          <text:p text:style-name="P24">No Glories remained</text:p>
        </text:list-item>
        <text:list-item>
          <text:p text:style-name="P24">Failed Monarchy</text:p>
        </text:list-item>
        <text:list-item>
          <text:p text:style-name="P24">Do not glory in the world</text:p>
        </text:list-item>
        <text:list-item>
          <text:p text:style-name="P24">Glory in our Redeemer</text:p>
        </text:list-item>
      </text:list>
      <text:p text:style-name="Text_20_body">Conclusion</text:p>
      <text:p text:style-name="P21"/>
      <text:p text:style-name="P8"><text:span text:style-name="T7">Call to Worship</text:span><text:span text:style-name="T4"> <text:s/>(Isaiah 12) / Opening prayer (John A)</text:span></text:p>
      <text:p text:style-name="P5"><text:span text:style-name="T6">Praise: </text:span><text:span text:style-name="Emphasis"><text:span text:style-name="T16">King of Kings</text:span></text:span></text:p>
      <text:p text:style-name="P7"><text:span text:style-name="T6">Bible Reading:</text:span> Ephesians 1:1-14 (Pam W)</text:p>
      <text:p text:style-name="P6"><text:span text:style-name="T6">Sunday School <text:s/>- Video Only</text:span><text:span text:style-name="T16"> (Mook L)</text:span></text:p>
      <text:p text:style-name="P7"><text:span text:style-name="T6">Praise: </text:span><text:span text:style-name="Emphasis"><text:span text:style-name="T17">The Church’s One Foundation</text:span></text:span></text:p>
      <text:p text:style-name="P13"><text:span text:style-name="T13">Announcements</text:span><text:span text:style-name="T10"> (John A)</text:span></text:p>
      <text:list text:style-name="L1">
        <text:list-item>
          <text:p text:style-name="P16">Evening Prayer Service <text:span text:style-name="T26">today </text:span>5pm</text:p>
        </text:list-item>
        <text:list-item>
          <text:p text:style-name="P16">Mook Leave <text:span text:style-name="T26">30 Sep to 13 Oct</text:span></text:p>
        </text:list-item>
        <text:list-item>
          <text:p text:style-name="P16">Carols (Mook)</text:p>
        </text:list-item>
        <text:list-item>
          <text:p text:style-name="P16">AGM audit report is available for any who want it in print</text:p>
        </text:list-item>
        <text:list-item>
          <text:p text:style-name="P16">Hope Explored final session today</text:p>
        </text:list-item>
      </text:list>
      <text:p text:style-name="P17"/>
      <text:p text:style-name="P3"><text:span text:style-name="T6">Prayer for the church and the world:</text:span> (<text:span text:style-name="T1">J</text:span><text:span text:style-name="T26">ohn A</text:span>)</text:p>
      <text:p text:style-name="P3"><text:span text:style-name="T8">B</text:span><text:span text:style-name="T6">ible Reading:</text:span> 2 Kings 25 (Tim A)</text:p>
      <text:p text:style-name="P4"><text:span text:style-name="T6">Praise:</text:span> <text:span text:style-name="T5">Yet Not I</text:span> (OFFERING)</text:p>
      <text:p text:style-name="P14"><text:span text:style-name="T13">Sermon:</text:span><text:span text:style-name="T10"> “GLORY GONE, BUT NOT COMPLETELY DONE” (Mook L)</text:span></text:p>
      <text:p text:style-name="P2"><text:span text:style-name="T6">Praise:</text:span> <text:span text:style-name="T5">I Will Glory In My Redeemer</text:span></text:p>
      <text:p text:style-name="P2"><text:span text:style-name="T6">Benediction</text:span> (<text:span text:style-name="T26">ML</text:span>)</text:p>
      <text:p text:style-name="P10">Opening Prayer (Isaiah 12<text:span text:style-name="T9">)</text:span></text:p>
      <text:p text:style-name="P20">In that day you will say: “I will praise you, Lord.</text:p>
      <text:p text:style-name="P19">Although you were angry with me, your anger has turned away and you have comforted me.</text:p>
      <text:p text:style-name="P19">2 Surely God is my salvation; I will trust and not be afraid.</text:p>
      <text:p text:style-name="P19">The Lord, the Lord himself, is my strength and my defense;</text:p>
      <text:p text:style-name="P19"><text:span text:style-name="T26">H</text:span>e has become my salvation.”</text:p>
      <text:p text:style-name="P19">3 With joy you will draw water from the wells of salvation.</text:p>
      <text:p text:style-name="P19">4 In that day you will say: “Give praise to the Lord, proclaim his name;</text:p>
      <text:p text:style-name="P19">make known among the nations what he has done, and proclaim that his name is exalted.</text:p>
      <text:p text:style-name="P19">5 Sing to the Lord, for he has done glorious things; let this be known to all the world.</text:p>
      <text:p text:style-name="P19">6 Shout aloud and sing for joy, people of Zion, for great is the Holy One of Israel among you.”</text:p>
      <text:p text:style-name="P9"><text:span text:style-name="T27">Lord</text:span> <text:span text:style-name="T23">God in heaven</text:span><text:span text:style-name="T14">,</text:span> we <text:span text:style-name="T22">are</text:span><text:span text:style-name="T20"> here today </text:span><text:span text:style-name="T27">enacting these words of Isaiah’s prophecy. We know Your righteous anger at our sin, yet we also know you have turned your anger away because Jesus has taken the punishment intended for us. Your justice is satisfied by His sacrifice on the cross, and we are comforted.</text:span></text:p>
      <text:p text:style-name="P18">He has become our salvation, and our heartfelt response is to sing Your praises and exalt you among the nations.</text:p>
      <text:p text:style-name="P12"><text:span text:style-name="T27">Holy Spirit be with us we pray, as we</text:span><text:span text:style-name="T21"> </text:span><text:span text:style-name="T22">sing </text:span><text:span text:style-name="T24">with united voices </text:span><text:span text:style-name="T22">of the great salvation He has made for us</text:span><text:span text:style-name="T21">.</text:span></text:p>
      <text:p text:style-name="P11"><text:span text:style-name="T18">I</text:span><text:span text:style-name="T15">n </text:span><text:span text:style-name="T21">His</text:span><text:span text:style-name="T18"> Mighty</text:span><text:span text:style-name="T15"> Name we pray</text:span><text:span text:style-name="T19">, Amen.</text:span></text:p>
      <text:p text:style-name="P15"><text:span text:style-name="T11">[</text:span><text:span text:style-name="Emphasis"><text:span text:style-name="T12">King of Kings</text:span></text:span><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482aa"/>
    </style:style>
    <style:style style:name="MT2" style:family="text">
      <style:text-properties officeooo:rsid="0058c3ed"/>
    </style:style>
    <style:style style:name="MT3" style:family="text">
      <style:text-properties officeooo:rsid="00484cd1"/>
    </style:style>
    <style:style style:name="MT4"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9th</text:span> <text:span text:style-name="MT3">September</text:span> 202<text:span text:style-name="MT4">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9-28T19:49:08.899935641</dc:date>
    <meta:editing-duration>PT5H58M34S</meta:editing-duration>
    <meta:editing-cycles>46</meta:editing-cycles>
    <meta:generator>LibreOffice/24.2.5.2$Linux_X86_64 LibreOffice_project/420$Build-2</meta:generator>
    <meta:print-date>2024-09-21T20:47:15.939968646</meta:print-date>
    <meta:document-statistic meta:table-count="0" meta:image-count="0" meta:object-count="0" meta:page-count="3" meta:paragraph-count="59" meta:word-count="501" meta:character-count="2630" meta:non-whitespace-character-count="2197"/>
  </office:meta>
</office:document-meta>
</file>